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  <style:text-properties fo:color="#000000" style:font-name="Times New Roman"/>
    </style:style>
    <style:style style:name="P3" style:family="paragraph" style:parent-style-name="UC_5f_NormalAzul">
      <style:paragraph-properties style:snap-to-layout-grid="false"/>
    </style:style>
    <style:style style:name="P4" style:family="paragraph" style:parent-style-name="UC_5f_NormalAzul">
      <style:paragraph-properties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1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12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language="es" fo:country="ES" fo:font-weight="bold" style:font-weight-asian="bold" style:language-complex="ar" style:country-complex="SA" style:font-weight-complex="bold"/>
    </style:style>
    <style:style style:name="P13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font-name="Times New Roman" fo:language="es" fo:country="ES" fo:font-weight="bold" style:font-weight-asian="bold" style:language-complex="ar" style:country-complex="SA" style:font-weight-complex="bold"/>
    </style:style>
    <style:style style:name="P14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P15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</style:style>
    <style:style style:name="P16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17" style:family="paragraph" style:parent-style-name="UC_5f_Alternativa_20_2" style:list-style-name="WW8Num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18" style:family="paragraph" style:parent-style-name="Standard" style:master-page-name="Standard">
      <style:paragraph-properties style:page-number="auto"/>
      <style:text-properties style:font-name="Book Antiqua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paragraph-properties style:snap-to-layout-grid="false"/>
    </style:style>
    <style:style style:name="P21" style:family="paragraph" style:parent-style-name="Standard" style:list-style-name="L2">
      <style:paragraph-properties fo:margin-left="0in" fo:margin-right="0in" fo:text-indent="0in" style:auto-text-indent="false"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22" style:family="paragraph" style:parent-style-name="Standard" style:list-style-name="L2">
      <style:paragraph-properties fo:margin-left="0in" fo:margin-right="0in" fo:text-indent="0in" style:auto-text-indent="false" style:snap-to-layout-grid="false"/>
      <style:text-properties fo:color="#000000" style:font-name="Times New Roman" fo:language="es" fo:country="ES" fo:font-style="italic" fo:font-weight="normal" style:font-style-asian="italic" style:font-weight-asian="normal" style:language-complex="ar" style:country-complex="SA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fo:color="#000000" style:font-name="Times New Roman" fo:font-weight="bold" style:font-weight-asian="bold" style:font-weight-complex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language="es" fo:country="ES" fo:font-weight="normal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ff" style:font-name="Times New Roman" fo:language="es" fo:country="ES" fo:font-weight="bold" style:font-weight-asian="bold" style:font-weight-complex="bold"/>
    </style:style>
    <style:style style:name="T18" style:family="text">
      <style:text-properties fo:color="#0000ff" fo:language="en" fo:country="US" fo:font-weight="bold" style:font-weight-asian="bold" style:font-weight-complex="bold"/>
    </style:style>
    <style:style style:name="T19" style:family="text">
      <style:text-properties fo:color="#0000ff" fo:language="es" fo:country="ES" fo:font-weight="bold" style:font-weight-asian="bold" style:font-weight-complex="bold"/>
    </style:style>
    <style:style style:name="T20" style:family="text">
      <style:text-properties fo:color="#0000ff" fo:font-weight="bold" style:font-weight-asian="bold"/>
    </style:style>
    <style:style style:name="T21" style:family="text">
      <style:text-properties fo:color="#2323dc"/>
    </style:style>
    <style:style style:name="T22" style:family="text">
      <style:text-properties fo:color="#2323dc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2323dc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4" style:family="text">
      <style:text-properties fo:color="#2323dc" style:font-name="Times New Roman" fo:font-weight="bold" style:font-weight-asian="bold" style:font-weight-complex="bold"/>
    </style:style>
    <style:style style:name="T25" style:family="text">
      <style:text-properties fo:color="#2323dc" fo:font-weight="bold" style:font-weight-asian="bold" style:font-weight-complex="bold"/>
    </style:style>
    <style:style style:name="T26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1">Nombre del Caso de U</text:span><text:span text:style-name="T9">so: </text:span><text:span text:style-name="T13">Administración de l</text:span><text:span text:style-name="UC_5f_NormalAzul_20_Car"><text:span text:style-name="T7">íneas bases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24">SGC-GDC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5"><text:span text:style-name="T1">Actor Principal:</text:span><text:span text:style-name="T3"> </text:span><text:span text:style-name="UC_5f_NormalAzul_20_Car"><text:span text:style-name="T4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5"><text:span text:style-name="T1">Ob</text:span><text:span text:style-name="T9">jetivo:</text:span><text:span text:style-name="T3"> </text:span><text:span text:style-name="UC_5f_NormalAzul_20_Car"><text:span text:style-name="T4">Proporcionar al usuario la interfaz de “Administración de líneas bases” en la que se le permite elegir el proyecto, y pudiendo derivar al mismo a las interfaces de “Crear LB”, “Agregar ítem a LB”,“Quitar ítem de LB”, “Consultar ítem de LB” y “Eliminar LB”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 </text:span><text:span text:style-name="T14">El usuario debe haber seleccionado la opción “Administración de líneas bases” en la interfaz “Módulo de Gestión de Cambio”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<text:span text:style-name="T1">Post- Condiciones: </text:span><text:span text:style-name="T14">Un proyecto (y un ítem, dependiendo de la opción) debe estar seleccionado.</text:span></text:p>
          </table:table-cell>
          <table:covered-table-cell/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5">CURSO NORMAL (Camino Exitoso)</text:span><text:span text:style-name="T2"> </text:span></text:p>
            <text:p text:style-name="P6"/>
          </table:table-cell>
          <table:covered-table-cell/>
        </table:table-row>
        <table:table-row table:style-name="Table1.1">
          <table:table-cell table:style-name="Table1.A2" office:value-type="string">
            <text:p text:style-name="P7">Usuario</text:p>
          </table:table-cell>
          <table:table-cell table:style-name="Table1.A1" office:value-type="string">
            <text:p text:style-name="P7">Sistema</text:p>
          </table:table-cell>
        </table:table-row>
        <table:table-row table:style-name="Table1.3">
          <table:table-cell table:style-name="Table1.A3" office:value-type="string">
            <text:p text:style-name="P5"/>
          </table:table-cell>
          <table:table-cell table:style-name="Table1.B3" office:value-type="string">
            <text:list xml:id="list28613602" text:style-name="L1">
              <text:list-item>
                <text:p text:style-name="P19"><text:span text:style-name="T26">D</text:span>espliega la interfaz “Administración de líneas bases” con las opciones: </text:p>
                <text:p text:style-name="P19">“Crear LB”,</text:p>
                <text:p text:style-name="P19">“Agregar ítem a LB”,</text:p>
                <text:p text:style-name="P19">“Quitar ítem de LB”,</text:p>
                <text:p text:style-name="P19">“Eliminar LB”,</text:p>
                <text:p text:style-name="P19">“Consultar LB”.</text:p>
              </text:list-item>
            </text:list>
          </table:table-cell>
        </table:table-row>
        <table:table-row table:style-name="Table1.4">
          <table:table-cell table:style-name="Table1.A3" office:value-type="string">
            <text:list xml:id="list28621115" text:continue-numbering="true" text:style-name="L1">
              <text:list-item>
                <text:p text:style-name="P20"><text:span text:style-name="T4">Realiza</text:span><text:span text:style-name="T7"> una </text:span><text:span text:style-name="T6">búsqueda de Proyecto </text:span><text:span text:style-name="T7">(ir al Caso de Uso </text:span><text:span text:style-name="Default_20_Paragraph_20_Font"><text:span text:style-name="T16">SGC-ADM-01-0</text:span></text:span><text:span text:style-name="Default_20_Paragraph_20_Font"><text:span text:style-name="T15">5</text:span></text:span><text:span text:style-name="T7">).</text:span></text:p>
              </text:list-item>
            </text:list>
          </table:table-cell>
          <table:table-cell table:style-name="Table1.B3" office:value-type="string">
            <text:p text:style-name="P10"/>
          </table:table-cell>
        </table:table-row>
        <table:table-row table:style-name="Table1.4">
          <table:table-cell table:style-name="Table1.A3" office:value-type="string">
            <text:list xml:id="list28623132" text:continue-numbering="true" text:style-name="L1">
              <text:list-item>
                <text:p text:style-name="P19">Selecciona oprimiendo uno de los botones alternativos:<text:line-break/>“Crear LB”,</text:p>
                <text:p text:style-name="P19">“Agregar ítem a LB”,</text:p>
                <text:p text:style-name="P19">“Quitar ítem de LB”,</text:p>
                <text:p text:style-name="P19">“Eliminar LB”,</text:p>
                <text:p text:style-name="P19">“Consultar LB”.</text:p>
              </text:list-item>
            </text:list>
          </table:table-cell>
          <table:table-cell table:style-name="Table1.B3" office:value-type="string">
            <text:p text:style-name="Standard"/>
          </table:table-cell>
        </table:table-row>
        <table:table-row table:style-name="Table1.4">
          <table:table-cell table:style-name="Table1.A3" office:value-type="string">
            <text:p text:style-name="Standard"/>
          </table:table-cell>
          <table:table-cell table:style-name="Table1.B3" office:value-type="string">
            <text:list xml:id="list28620846" text:continue-numbering="true" text:style-name="L1">
              <text:list-item>
                <text:p text:style-name="P19">Despliega la interfaz de la opción seleccionada.</text:p>
              </text:list-item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28602616" text:style-name="WW8Num8">
              <text:list-item>
                <text:p text:style-name="P11">Cancelar</text:p>
                <text:p text:style-name="P16"><text:span text:style-name="Default_20_Paragraph_20_Font"><text:span text:style-name="T10">En el paso 3, el usuario oprime el botón “Cancelar”, no se realizará ninguna acción y se volverá a la interfaz anterior.</text:span></text:span></text:p>
                <text:p text:style-name="P16"><text:span text:style-name="Default_20_Paragraph_20_Font"><text:span text:style-name="T10"/></text:span></text:p>
              </text:list-item>
              <text:list-item>
                <text:p text:style-name="P11"><text:s/>Crear LB</text:p>
                <text:p text:style-name="P16"><text:span text:style-name="T7">En el paso 3, el usuario oprime el botón “Crear LB”. (Ir al Caso de Uso</text:span><text:span text:style-name="T4"> </text:span><text:span text:style-name="T17">SGC-GDC-01-01</text:span><text:span text:style-name="T8">).</text:span></text:p>
              </text:list-item>
            </text:list>
            <text:p text:style-name="P14"><text:span text:style-name="Default_20_Paragraph_20_Font"><text:span text:style-name="T11"/></text:span></text:p>
            <text:p text:style-name="P14"><text:span text:style-name="Default_20_Paragraph_20_Font"><text:span text:style-name="T11"/></text:span></text:p>
            <text:p text:style-name="P14"><text:span text:style-name="Default_20_Paragraph_20_Font"><text:span text:style-name="T11"/></text:span></text:p>
            <text:p text:style-name="P14"><text:soft-page-break/><text:span text:style-name="Default_20_Paragraph_20_Font"><text:span text:style-name="T11"/></text:span></text:p>
            <text:list xml:id="list28616198" text:continue-numbering="true" text:style-name="WW8Num8">
              <text:list-item>
                <text:p text:style-name="P11">Agregar ítem a LB</text:p>
                <text:p text:style-name="P17"><text:span text:style-name="Default_20_Paragraph_20_Font"><text:span text:style-name="T10">En el paso 3, el usuario oprime el botón “Agregar ítem a LB”, (Ir al Caso de Uso </text:span></text:span><text:span text:style-name="Default_20_Paragraph_20_Font"><text:span text:style-name="T22">SGC-GDC-01-02</text:span></text:span><text:span text:style-name="Default_20_Paragraph_20_Font"><text:span text:style-name="T10">). </text:span></text:span></text:p>
              </text:list-item>
            </text:list>
            <text:p text:style-name="P14"><text:span text:style-name="Default_20_Paragraph_20_Font"><text:span text:style-name="T15"/></text:span></text:p>
            <text:list xml:id="list28616137" text:continue-numbering="true" text:style-name="WW8Num8">
              <text:list-item>
                <text:p text:style-name="P12">Quitar ítem de LB</text:p>
                <text:p text:style-name="P17"><text:span text:style-name="Default_20_Paragraph_20_Font"><text:span text:style-name="T12">En el paso 3, el usuario oprime el botón “Quitar ítem de LB”. (Ir al Caso de Uso </text:span></text:span><text:span text:style-name="Default_20_Paragraph_20_Font"><text:span text:style-name="T23">SGC-GDC-01-03</text:span></text:span><text:span text:style-name="Default_20_Paragraph_20_Font"><text:span text:style-name="T12">).</text:span></text:span></text:p>
                <text:p text:style-name="P15"><text:span text:style-name="Default_20_Paragraph_20_Font"><text:span text:style-name="T15"/></text:span></text:p>
              </text:list-item>
              <text:list-item>
                <text:p text:style-name="P13">Eliminar LB</text:p>
                <text:p text:style-name="P17"><text:span text:style-name="Default_20_Paragraph_20_Font"><text:span text:style-name="T12">En el paso 3, el usuario oprime el botón “Eliminar LB”. (Ir al Caso de Uso </text:span></text:span><text:span text:style-name="Default_20_Paragraph_20_Font"><text:span text:style-name="T23">SGC-GDC-01-04</text:span></text:span><text:span text:style-name="Default_20_Paragraph_20_Font"><text:span text:style-name="T12">).</text:span></text:span></text:p>
              </text:list-item>
            </text:list>
            <text:p text:style-name="P14"><text:span text:style-name="Default_20_Paragraph_20_Font"><text:span text:style-name="T15"/></text:span></text:p>
            <text:list xml:id="list28623713" text:continue-numbering="true" text:style-name="WW8Num8">
              <text:list-item>
                <text:p text:style-name="P12">Consultar LB</text:p>
                <text:p text:style-name="P17"><text:span text:style-name="Default_20_Paragraph_20_Font"><text:span text:style-name="T12">En el paso 3, el usuario oprime el botón “Consultar LB”. (Ir al Caso de Uso </text:span></text:span><text:span text:style-name="Default_20_Paragraph_20_Font"><text:span text:style-name="T23">SGC-GDC-01-05</text:span></text:span><text:span text:style-name="Default_20_Paragraph_20_Font"><text:span text:style-name="T12">).</text:span></text:span></text:p>
                <text:p text:style-name="P15"><text:span text:style-name="Default_20_Paragraph_20_Font"><text:span text:style-name="T12"/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list xml:id="list28611674" text:style-name="L2">
              <text:list-header>
                <text:p text:style-name="P21">2.1-Error de con<text:span text:style-name="T14">exión con la base de datos. Se redirige al Caso de Uso Modulo de Desarrollo (ir al Caso de Uso </text:span><text:span text:style-name="T20">SGC-GDC</text:span><text:span text:style-name="T14">).</text:span></text:p>
                <text:list>
                  <text:list-header>
                    <text:p text:style-name="P22">4.2-Si el Usuario oprime el botón “Agregar ítem a LB” , “Quitar ítem de LB”, “Eliminar LB” o “Consultar LB”, sin haber seleccionado un proyecto , se despliega un mensaje de error: “No se ha seleccionado el proyecto.”</text:p>
                  </text:list-header>
                </text:list>
              </text:list-header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Asociaciones de Extensión:</text:p>
            <text:p text:style-name="P9">SGC-GDC-01-01</text:p>
            <text:p text:style-name="P2"><text:span text:style-name="T19">SGC-GDC</text:span><text:span text:style-name="T18">-</text:span><text:span text:style-name="T19">01-02</text:span></text:p>
            <text:p text:style-name="P4">SGC-GDC-01-03</text:p>
            <text:p text:style-name="P2"><text:span text:style-name="T19">SGC-GDC</text:span><text:span text:style-name="T18">-</text:span><text:span text:style-name="T19">01-04</text:span></text:p>
            <text:p text:style-name="P4">SGC-GDC-01-05</text:p>
          </table:table-cell>
        </table:table-row>
        <table:table-row table:style-name="Tabla5.2">
          <table:table-cell table:style-name="Tabla5.A1" office:value-type="string">
            <text:p text:style-name="Standard">Asociaciones de Inclusión: <text:span text:style-name="T17">SGC-ADM-01-05</text:span></text:p>
          </table:table-cell>
        </table:table-row>
        <table:table-row table:style-name="Tabla5.1">
          <table:table-cell table:style-name="Tabla5.A1" office:value-type="string">
            <text:p text:style-name="P5">Casos de Uso donde se incluye: 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7">SGC-DES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5">Requerimientos Funcionales Asociados: <text:span text:style-name="T25">RF-103</text:span>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1</meta:editing-cycles>
    <meta:editing-duration>PT6H34S</meta:editing-duration>
    <dc:date>2014-03-17T08:47:29.13</dc:date>
    <meta:generator>LibreOffice/3.5$Windows_x86 LibreOffice_project/7e68ba2-a744ebf-1f241b7-c506db1-7d53735</meta:generator>
    <meta:document-statistic meta:table-count="5" meta:image-count="0" meta:object-count="0" meta:page-count="2" meta:paragraph-count="49" meta:word-count="401" meta:character-count="2060" meta:non-whitespace-character-count="2040"/>
  </office:meta>
</office:document-meta>
</file>